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100000247D1AD7477E9687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f8be9" officeooo:paragraph-rsid="000f8be9" style:font-size-asian="36pt" style:font-size-complex="3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1.914cm" svg:y="-1.935cm" svg:width="20.186cm" svg:height="7.205cm" draw:z-index="0"><draw:image xlink:href="Pictures/100002010000066100000247D1AD7477E96877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4T12:29:45.735000000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5.1$Windows_X86_64 LibreOffice_project/79c9829dd5d8054ec39a82dc51cd9eff340dbee8</meta:generator>
  </office:meta>
</office:document-meta>
</file>